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Mangal" style:font-family-generic-complex="roman" style:font-pitch-complex="variable" fo:font-size="0.18458in" style:font-size-asian="0.18458in" style:font-size-complex="0.18458in" fo:letter-spacing="0in" style:language-complex="mr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3691in" fo:padding-bottom="0.03691in" fo:padding-left="0.07382in" fo:padding-right="0.07382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458in" style:font-size-asian="0.18458in" style:font-size-complex="0.1845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custom-shape svg:x="2.12918in" svg:y="0.34251in" svg:width="5.66609in" svg:height="0.50943in" draw:id="id63" draw:style-name="a384" draw:name="Rounded Rectangle 3">
          <svg:title/>
          <svg:desc/>
          <text:p text:style-name="a383" text:class-names="" text:cond-style-name=""><text:span text:style-name="a382" text:class-names="">Search word input field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12918in" svg:y="1.58836in" svg:width="0.57181in" svg:height="0.50943in" draw:id="id64" draw:style-name="a388" draw:name="Rounded Rectangle 4">
          <svg:title/>
          <svg:desc/>
          <text:p text:style-name="a387" text:class-names="" text:cond-style-name=""><text:span text:style-name="a385" text:class-names="">+</text:span><text:span text:style-name="a3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38522in" svg:y="0.96544in" svg:width="1.15401in" svg:height="0.50943in" draw:id="id65" draw:style-name="a391" draw:name="Rounded Rectangle 5">
          <svg:title/>
          <svg:desc/>
          <text:p text:style-name="a390" text:class-names="" text:cond-style-name=""><text:span text:style-name="a389" text:class-names="">=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12398in" svg:y="0.96543in" svg:width="2.04291in" svg:height="0.50943in" draw:id="id66" draw:style-name="a396" draw:name="Rounded Rectangle 6">
          <svg:title/>
          <svg:desc/>
          <text:p text:style-name="a395" text:class-names="" text:cond-style-name=""><text:span text:style-name="a392" text:class-names="">Filter 1</text:span><text:span text:style-name="a393" text:class-names="">…</text:span><text:span text:style-name="a3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75236in" svg:y="0.96544in" svg:width="2.04291in" svg:height="0.50943in" draw:id="id67" draw:style-name="a400" draw:name="Rounded Rectangle 7">
          <svg:title/>
          <svg:desc/>
          <text:p text:style-name="a399" text:class-names="" text:cond-style-name=""><text:span text:style-name="a397" text:class-names="">Expression</text:span><text:span text:style-name="a3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12918in" svg:y="2.57837in" svg:width="5.66609in" svg:height="1.68684in" draw:id="id68" draw:style-name="a403" draw:name="Rounded Rectangle 8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3475in" svg:y="2.80709in" svg:width="2.04291in" svg:height="0.50943in" draw:id="id69" draw:style-name="a408" draw:name="Rounded Rectangle 9">
          <svg:title/>
          <svg:desc/>
          <text:p text:style-name="a407" text:class-names="" text:cond-style-name=""><text:span text:style-name="a404" text:class-names="">Result</text:span><text:span text:style-name="a405" text:class-names=""><text:s text:c="1"/>1</text:span><text:span text:style-name="a4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96742in" svg:y="2.81489in" svg:width="2.04291in" svg:height="0.50943in" draw:id="id70" draw:style-name="a412" draw:name="Rounded Rectangle 10">
          <svg:title/>
          <svg:desc/>
          <text:p text:style-name="a411" text:class-names="" text:cond-style-name=""><text:span text:style-name="a409" text:class-names="">Title</text:span><text:span text:style-name="a41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3579in" svg:y="3.48979in" svg:width="4.65243in" svg:height="0.50943in" draw:id="id71" draw:style-name="a416" draw:name="Rounded Rectangle 11">
          <svg:title/>
          <svg:desc/>
          <text:p text:style-name="a415" text:class-names="" text:cond-style-name=""><text:span text:style-name="a413" text:class-names="">Text, Date, ....</text:span><text:span text:style-name="a4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12918in" svg:y="4.49393in" svg:width="5.66609in" svg:height="1.68684in" draw:id="id72" draw:style-name="a419" draw:name="Rounded Rectangle 12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3475in" svg:y="4.72265in" svg:width="2.04291in" svg:height="0.50943in" draw:id="id73" draw:style-name="a425" draw:name="Rounded Rectangle 13">
          <svg:title/>
          <svg:desc/>
          <text:p text:style-name="a424" text:class-names="" text:cond-style-name=""><text:span text:style-name="a420" text:class-names="">Result</text:span><text:span text:style-name="a421" text:class-names=""><text:s text:c="1"/></text:span><text:span text:style-name="a422" text:class-names="">2</text:span><text:span text:style-name="a42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96742in" svg:y="4.73045in" svg:width="2.04291in" svg:height="0.50943in" draw:id="id74" draw:style-name="a429" draw:name="Rounded Rectangle 14">
          <svg:title/>
          <svg:desc/>
          <text:p text:style-name="a428" text:class-names="" text:cond-style-name=""><text:span text:style-name="a426" text:class-names="">Title</text:span><text:span text:style-name="a4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3579in" svg:y="5.40535in" svg:width="4.65243in" svg:height="0.50943in" draw:id="id75" draw:style-name="a433" draw:name="Rounded Rectangle 15">
          <svg:title/>
          <svg:desc/>
          <text:p text:style-name="a432" text:class-names="" text:cond-style-name=""><text:span text:style-name="a430" text:class-names="">Text, Date, ....</text:span><text:span text:style-name="a4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13438in" svg:y="6.40949in" svg:width="5.66609in" svg:height="1.68684in" draw:id="id76" draw:style-name="a436" draw:name="Rounded Rectangle 16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35271in" svg:y="6.63822in" svg:width="2.04291in" svg:height="0.50943in" draw:id="id77" draw:style-name="a441" draw:name="Rounded Rectangle 17">
          <svg:title/>
          <svg:desc/>
          <text:p text:style-name="a440" text:class-names="" text:cond-style-name=""><text:span text:style-name="a437" text:class-names="">Result</text:span><text:span text:style-name="a438" text:class-names=""><text:s text:c="1"/>3</text:span><text:span text:style-name="a4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97262in" svg:y="6.64601in" svg:width="2.04291in" svg:height="0.50943in" draw:id="id78" draw:style-name="a445" draw:name="Rounded Rectangle 18">
          <svg:title/>
          <svg:desc/>
          <text:p text:style-name="a444" text:class-names="" text:cond-style-name=""><text:span text:style-name="a442" text:class-names="">Title</text:span><text:span text:style-name="a4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3631in" svg:y="7.32091in" svg:width="4.65243in" svg:height="0.50943in" draw:id="id79" draw:style-name="a449" draw:name="Rounded Rectangle 19">
          <svg:title/>
          <svg:desc/>
          <text:p text:style-name="a448" text:class-names="" text:cond-style-name=""><text:span text:style-name="a446" text:class-names="">Text, Date, ....</text:span><text:span text:style-name="a4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0.72059in" svg:y1="2.2923in" svg:x2="9.21426in" svg:y2="2.26698in" draw:id="id80" draw:style-name="a450" draw:name="Straight Connector 2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3815in" svg:y="2.57732in" svg:width="8.36571in" svg:height="5.48273in"/>
      <presentation:placeholder presentation:object="subtitle" svg:x="1.23025in" svg:y="8.27149in" svg:width="7.38151in" svg:height="3.80218in"/>
      <presentation:placeholder presentation:object="date-time" svg:x="0.67664in" svg:y="14.59631in" svg:width="2.21445in" svg:height="0.83845in"/>
      <presentation:placeholder presentation:object="footer" svg:x="3.26017in" svg:y="14.59631in" svg:width="3.32168in" svg:height="0.83845in"/>
      <presentation:placeholder presentation:object="page-number" svg:x="6.95092in" svg:y="14.59631in" svg:width="2.21445in" svg:height="0.83845in"/>
    </style:presentation-page-layout>
    <style:presentation-page-layout style:name="Master1-PPL2" style:display-name="Title and Content">
      <presentation:placeholder presentation:object="title" svg:x="0.67664in" svg:y="0.83845in" svg:width="8.48874in" svg:height="3.04394in"/>
      <presentation:placeholder presentation:object="object" svg:x="0.67664in" svg:y="4.19225in" svg:width="8.48874in" svg:height="9.99213in"/>
      <presentation:placeholder presentation:object="date-time" svg:x="0.67664in" svg:y="14.59631in" svg:width="2.21445in" svg:height="0.83845in"/>
      <presentation:placeholder presentation:object="footer" svg:x="3.26017in" svg:y="14.59631in" svg:width="3.32168in" svg:height="0.83845in"/>
      <presentation:placeholder presentation:object="page-number" svg:x="6.95092in" svg:y="14.59631in" svg:width="2.21445in" svg:height="0.83845in"/>
    </style:presentation-page-layout>
    <style:presentation-page-layout style:name="Master1-PPL3" style:display-name="Section Header">
      <presentation:placeholder presentation:object="title" svg:x="0.67151in" svg:y="3.92613in" svg:width="8.48874in" svg:height="6.55084in"/>
      <presentation:placeholder presentation:object="outline" svg:x="0.67151in" svg:y="10.53895in" svg:width="8.48874in" svg:height="3.44493in"/>
      <presentation:placeholder presentation:object="date-time" svg:x="0.67664in" svg:y="14.59631in" svg:width="2.21445in" svg:height="0.83845in"/>
      <presentation:placeholder presentation:object="footer" svg:x="3.26017in" svg:y="14.59631in" svg:width="3.32168in" svg:height="0.83845in"/>
      <presentation:placeholder presentation:object="page-number" svg:x="6.95092in" svg:y="14.59631in" svg:width="2.21445in" svg:height="0.83845in"/>
    </style:presentation-page-layout>
    <style:presentation-page-layout style:name="Master1-PPL4" style:display-name="Two Content">
      <presentation:placeholder presentation:object="title" svg:x="0.67664in" svg:y="0.83845in" svg:width="8.48874in" svg:height="3.04394in"/>
      <presentation:placeholder presentation:object="object" svg:x="0.67664in" svg:y="4.19225in" svg:width="4.18286in" svg:height="9.99213in"/>
      <presentation:placeholder presentation:object="object" svg:x="4.98252in" svg:y="4.19225in" svg:width="4.18286in" svg:height="9.99213in"/>
      <presentation:placeholder presentation:object="date-time" svg:x="0.67664in" svg:y="14.59631in" svg:width="2.21445in" svg:height="0.83845in"/>
      <presentation:placeholder presentation:object="footer" svg:x="3.26017in" svg:y="14.59631in" svg:width="3.32168in" svg:height="0.83845in"/>
      <presentation:placeholder presentation:object="page-number" svg:x="6.95092in" svg:y="14.59631in" svg:width="2.21445in" svg:height="0.83845in"/>
    </style:presentation-page-layout>
    <style:presentation-page-layout style:name="Master1-PPL5" style:display-name="Comparison">
      <presentation:placeholder presentation:object="title" svg:x="0.67792in" svg:y="0.83845in" svg:width="8.48874in" svg:height="3.04394in"/>
      <presentation:placeholder presentation:object="outline" svg:x="0.67792in" svg:y="3.86051in" svg:width="4.16363in" svg:height="1.89198in"/>
      <presentation:placeholder presentation:object="object" svg:x="0.67792in" svg:y="5.75249in" svg:width="4.16363in" svg:height="8.46105in"/>
      <presentation:placeholder presentation:object="outline" svg:x="4.98252in" svg:y="3.86051in" svg:width="4.18414in" svg:height="1.89198in"/>
      <presentation:placeholder presentation:object="object" svg:x="4.98252in" svg:y="5.75249in" svg:width="4.18414in" svg:height="8.46105in"/>
      <presentation:placeholder presentation:object="date-time" svg:x="0.67664in" svg:y="14.59631in" svg:width="2.21445in" svg:height="0.83845in"/>
      <presentation:placeholder presentation:object="footer" svg:x="3.26017in" svg:y="14.59631in" svg:width="3.32168in" svg:height="0.83845in"/>
      <presentation:placeholder presentation:object="page-number" svg:x="6.95092in" svg:y="14.59631in" svg:width="2.21445in" svg:height="0.83845in"/>
    </style:presentation-page-layout>
    <style:presentation-page-layout style:name="Master1-PPL6" style:display-name="Title Only">
      <presentation:placeholder presentation:object="title" svg:x="0.67664in" svg:y="0.83845in" svg:width="8.48874in" svg:height="3.04394in"/>
      <presentation:placeholder presentation:object="date-time" svg:x="0.67664in" svg:y="14.59631in" svg:width="2.21445in" svg:height="0.83845in"/>
      <presentation:placeholder presentation:object="footer" svg:x="3.26017in" svg:y="14.59631in" svg:width="3.32168in" svg:height="0.83845in"/>
      <presentation:placeholder presentation:object="page-number" svg:x="6.95092in" svg:y="14.59631in" svg:width="2.21445in" svg:height="0.83845in"/>
    </style:presentation-page-layout>
    <style:presentation-page-layout style:name="Master1-PPL7" style:display-name="Blank">
      <presentation:placeholder presentation:object="date-time" svg:x="0.67664in" svg:y="14.59631in" svg:width="2.21445in" svg:height="0.83845in"/>
      <presentation:placeholder presentation:object="footer" svg:x="3.26017in" svg:y="14.59631in" svg:width="3.32168in" svg:height="0.83845in"/>
      <presentation:placeholder presentation:object="page-number" svg:x="6.95092in" svg:y="14.59631in" svg:width="2.21445in" svg:height="0.83845in"/>
    </style:presentation-page-layout>
    <style:presentation-page-layout style:name="Master1-PPL8" style:display-name="Content with Caption">
      <presentation:placeholder presentation:object="title" svg:x="0.67792in" svg:y="1.04988in" svg:width="3.17431in" svg:height="3.6746in"/>
      <presentation:placeholder presentation:object="object" svg:x="4.18414in" svg:y="2.26746in" svg:width="4.98252in" svg:height="11.19148in"/>
      <presentation:placeholder presentation:object="outline" svg:x="0.67792in" svg:y="4.72448in" svg:width="3.17431in" svg:height="8.75268in"/>
      <presentation:placeholder presentation:object="date-time" svg:x="0.67664in" svg:y="14.59631in" svg:width="2.21445in" svg:height="0.83845in"/>
      <presentation:placeholder presentation:object="footer" svg:x="3.26017in" svg:y="14.59631in" svg:width="3.32168in" svg:height="0.83845in"/>
      <presentation:placeholder presentation:object="page-number" svg:x="6.95092in" svg:y="14.59631in" svg:width="2.21445in" svg:height="0.83845in"/>
    </style:presentation-page-layout>
    <style:presentation-page-layout style:name="Master1-PPL9" style:display-name="Picture with Caption">
      <presentation:placeholder presentation:object="title" svg:x="0.67792in" svg:y="1.04988in" svg:width="3.17431in" svg:height="3.6746in"/>
      <presentation:placeholder presentation:object="graphic" svg:x="4.18414in" svg:y="2.26746in" svg:width="4.98252in" svg:height="11.19148in"/>
      <presentation:placeholder presentation:object="outline" svg:x="0.67792in" svg:y="4.72448in" svg:width="3.17431in" svg:height="8.75268in"/>
      <presentation:placeholder presentation:object="date-time" svg:x="0.67664in" svg:y="14.59631in" svg:width="2.21445in" svg:height="0.83845in"/>
      <presentation:placeholder presentation:object="footer" svg:x="3.26017in" svg:y="14.59631in" svg:width="3.32168in" svg:height="0.83845in"/>
      <presentation:placeholder presentation:object="page-number" svg:x="6.95092in" svg:y="14.59631in" svg:width="2.21445in" svg:height="0.83845in"/>
    </style:presentation-page-layout>
    <style:presentation-page-layout style:name="Master1-PPL10" style:display-name="Title and Vertical Text">
      <presentation:placeholder presentation:object="title" svg:x="0.67664in" svg:y="0.83845in" svg:width="8.48874in" svg:height="3.04394in"/>
      <presentation:placeholder presentation:object="outline" svg:x="0.67664in" svg:y="4.19225in" svg:width="8.48874in" svg:height="9.99213in"/>
      <presentation:placeholder presentation:object="date-time" svg:x="0.67664in" svg:y="14.59631in" svg:width="2.21445in" svg:height="0.83845in"/>
      <presentation:placeholder presentation:object="footer" svg:x="3.26017in" svg:y="14.59631in" svg:width="3.32168in" svg:height="0.83845in"/>
      <presentation:placeholder presentation:object="page-number" svg:x="6.95092in" svg:y="14.59631in" svg:width="2.21445in" svg:height="0.83845in"/>
    </style:presentation-page-layout>
    <style:presentation-page-layout style:name="Master1-PPL11" style:display-name="Vertical Title and Text">
      <presentation:placeholder presentation:object="title" svg:x="7.04319in" svg:y="0.83845in" svg:width="2.12218in" svg:height="13.34593in"/>
      <presentation:placeholder presentation:object="outline" svg:x="0.67664in" svg:y="0.83845in" svg:width="6.24353in" svg:height="13.34593in"/>
      <presentation:placeholder presentation:object="date-time" svg:x="0.67664in" svg:y="14.59631in" svg:width="2.21445in" svg:height="0.83845in"/>
      <presentation:placeholder presentation:object="footer" svg:x="3.26017in" svg:y="14.59631in" svg:width="3.32168in" svg:height="0.83845in"/>
      <presentation:placeholder presentation:object="page-number" svg:x="6.95092in" svg:y="14.59631in" svg:width="2.21445in" svg:height="0.8384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9.84201in" fo:page-height="15.74826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0.9842in" fo:margin-left="0in" fo:margin-right="0in" fo:text-indent="0in" fo:margin-top="0.136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9842in" fo:margin-left="1.7223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0.9842in" fo:margin-left="2.2144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9842in" fo:margin-left="1.7223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0.9842in" fo:margin-left="0in" fo:margin-right="0in" fo:text-indent="0in" fo:margin-top="0.136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0139in" style:font-size-asian="0.60139in" style:font-size-complex="0.6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0139in" style:font-size-asian="0.60139in" style:font-size-complex="0.6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9842in" fo:margin-left="2.2144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278in" style:font-size-asian="0.38278in" style:font-size-complex="0.38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0.984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0.9842in" fo:margin-left="0.24605in" fo:margin-right="0in" fo:text-indent="-0.24605in" fo:margin-top="0.136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278in" style:font-size-asian="0.38278in" style:font-size-complex="0.38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9842in" fo:margin-left="0.24605in" fo:margin-right="0in" fo:text-indent="-0.24605in" fo:margin-top="0.136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0.9842in" fo:margin-left="0.7381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0.9842in" fo:margin-left="0.7381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333in" style:font-size-asian="0.27333in" style:font-size-complex="0.27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0.9842in" fo:margin-left="1.2302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333in" style:font-size-asian="0.27333in" style:font-size-complex="0.27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0.9842in" fo:margin-left="1.2302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0.9842in" fo:margin-left="1.7223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0.9842in" fo:margin-left="2.2144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0139in" style:font-size-asian="0.60139in" style:font-size-complex="0.6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0139in" style:font-size-asian="0.60139in" style:font-size-complex="0.6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0.984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333in" style:font-size-asian="0.27333in" style:font-size-complex="0.27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9842in" fo:margin-left="1.2302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9842in" fo:margin-left="1.7223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9842in" fo:margin-left="2.2144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3736in" style:font-size-asian="0.43736in" style:font-size-complex="0.43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3736in" style:font-size-asian="0.43736in" style:font-size-complex="0.43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984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36in" style:font-size-asian="0.43736in" style:font-size-complex="0.43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9842in" fo:margin-left="0.24605in" fo:margin-right="0in" fo:text-indent="-0.24605in" fo:margin-top="0.136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0139in" style:font-size-asian="0.60139in" style:font-size-complex="0.6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278in" style:font-size-asian="0.38278in" style:font-size-complex="0.38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0139in" style:font-size-asian="0.60139in" style:font-size-complex="0.6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9842in" fo:margin-left="0.7381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984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278in" style:font-size-asian="0.38278in" style:font-size-complex="0.38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9842in" fo:margin-left="0.24605in" fo:margin-right="0in" fo:text-indent="-0.24605in" fo:margin-top="0.136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2014in" style:font-size-asian="0.82014in" style:font-size-complex="0.8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9842in" fo:margin-left="0.7381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2014in" style:font-size-asian="0.82014in" style:font-size-complex="0.8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984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9842in" fo:margin-left="1.2302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333in" style:font-size-asian="0.27333in" style:font-size-complex="0.27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9842in" fo:margin-left="1.7223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333in" style:font-size-asian="0.27333in" style:font-size-complex="0.27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333in" style:font-size-asian="0.27333in" style:font-size-complex="0.27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333in" style:font-size-asian="0.27333in" style:font-size-complex="0.27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9842in" fo:margin-left="1.2302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9842in" fo:margin-left="2.2144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9842in" fo:margin-left="1.7223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9842in" fo:margin-left="0in" fo:margin-right="0in" fo:text-indent="0in" fo:margin-top="0.136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9842in" fo:margin-left="2.2144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875in" style:font-size-asian="0.21875in" style:font-size-complex="0.2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9842in" fo:margin-left="0in" fo:margin-right="0in" fo:text-indent="0in" fo:margin-top="0.136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278in" style:font-size-asian="0.38278in" style:font-size-complex="0.38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9842in" fo:margin-left="0.24605in" fo:margin-right="0in" fo:text-indent="-0.24605in" fo:margin-top="0.136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9842in" fo:margin-left="0.7381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333in" style:font-size-asian="0.27333in" style:font-size-complex="0.27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9842in" fo:margin-left="1.2302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0139in" style:font-size-asian="0.60139in" style:font-size-complex="0.6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0139in" style:font-size-asian="0.60139in" style:font-size-complex="0.6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984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0.9842in" fo:margin-left="1.7223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3736in" style:font-size-asian="0.43736in" style:font-size-complex="0.43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278in" style:font-size-asian="0.38278in" style:font-size-complex="0.38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9842in" fo:margin-left="0.24605in" fo:margin-right="0in" fo:text-indent="-0.24605in" fo:margin-top="0.136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9842in" fo:margin-left="2.2144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9842in" fo:margin-left="0.7381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333in" style:font-size-asian="0.27333in" style:font-size-complex="0.27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9842in" fo:margin-left="1.2302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3736in" style:font-size-asian="0.43736in" style:font-size-complex="0.43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984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36in" style:font-size-asian="0.43736in" style:font-size-complex="0.43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36in" style:font-size-asian="0.43736in" style:font-size-complex="0.43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9842in" fo:margin-left="0in" fo:margin-right="0in" fo:text-indent="0in" fo:margin-top="0.136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875in" style:font-size-asian="0.21875in" style:font-size-complex="0.2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0.9842in" fo:margin-left="0in" fo:margin-right="0in" fo:text-indent="0in" fo:margin-top="0.136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9842in" fo:margin-left="1.7223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0139in" style:font-size-asian="0.60139in" style:font-size-complex="0.6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0139in" style:font-size-asian="0.60139in" style:font-size-complex="0.6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0.984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9842in" fo:margin-left="2.2144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278in" style:font-size-asian="0.38278in" style:font-size-complex="0.38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0.9842in" fo:margin-left="0.24605in" fo:margin-right="0in" fo:text-indent="-0.24605in" fo:margin-top="0.136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0139in" style:font-size-asian="0.60139in" style:font-size-complex="0.6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0139in" style:font-size-asian="0.60139in" style:font-size-complex="0.6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9842in" fo:margin-left="0.7381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984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333in" style:font-size-asian="0.27333in" style:font-size-complex="0.27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9842in" fo:margin-left="1.2302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0.9842in" fo:margin-left="0in" fo:margin-right="0in" fo:text-indent="0in" fo:margin-top="0.136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9842in" fo:margin-left="1.7223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0139in" style:font-size-asian="0.60139in" style:font-size-complex="0.6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0139in" style:font-size-asian="0.60139in" style:font-size-complex="0.60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984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278in" style:font-size-asian="0.38278in" style:font-size-complex="0.38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9842in" fo:margin-left="0.24605in" fo:margin-right="0in" fo:text-indent="-0.24605in" fo:margin-top="0.136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9842in" fo:margin-left="0.7381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278in" style:font-size-asian="0.38278in" style:font-size-complex="0.38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9842in" fo:margin-left="0.24605in" fo:margin-right="0in" fo:text-indent="-0.24605in" fo:margin-top="0.136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11in" style:font-size-asian="0.24611in" style:font-size-complex="0.24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9842in" fo:margin-left="2.2144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2014in" style:font-size-asian="0.82014in" style:font-size-complex="0.8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9842in" fo:margin-left="0.7381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2014in" style:font-size-asian="0.82014in" style:font-size-complex="0.8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0.984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333in" style:font-size-asian="0.27333in" style:font-size-complex="0.27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0.9842in" fo:margin-left="1.23025in" fo:margin-right="0in" fo:text-indent="-0.2460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21in"/>
      </text:list-level-style-number>
      <text:list-level-style-number text:level="3" style:num-format="">
        <style:list-level-properties text:space-before="0.9842in"/>
      </text:list-level-style-number>
      <text:list-level-style-number text:level="4" style:num-format="">
        <style:list-level-properties text:space-before="1.4763in"/>
      </text:list-level-style-number>
      <text:list-level-style-number text:level="5" style:num-format="">
        <style:list-level-properties text:space-before="1.9684in"/>
      </text:list-level-style-number>
      <text:list-level-style-number text:level="6" style:num-format="">
        <style:list-level-properties text:space-before="2.4605in"/>
      </text:list-level-style-number>
      <text:list-level-style-number text:level="7" style:num-format="">
        <style:list-level-properties text:space-before="2.9526in"/>
      </text:list-level-style-number>
      <text:list-level-style-number text:level="8" style:num-format="">
        <style:list-level-properties text:space-before="3.4447in"/>
      </text:list-level-style-number>
      <text:list-level-style-number text:level="9" style:num-format="">
        <style:list-level-properties text:space-before="3.9368in"/>
      </text:list-level-style-number>
    </text:list-style>
    <text:list-style style:name="a137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21in"/>
      </text:list-level-style-number>
      <text:list-level-style-number text:level="3" style:num-format="">
        <style:list-level-properties text:space-before="0.9842in"/>
      </text:list-level-style-number>
      <text:list-level-style-number text:level="4" style:num-format="">
        <style:list-level-properties text:space-before="1.4763in"/>
      </text:list-level-style-number>
      <text:list-level-style-number text:level="5" style:num-format="">
        <style:list-level-properties text:space-before="1.9684in"/>
      </text:list-level-style-number>
      <text:list-level-style-number text:level="6" style:num-format="">
        <style:list-level-properties text:space-before="2.4605in"/>
      </text:list-level-style-number>
      <text:list-level-style-number text:level="7" style:num-format="">
        <style:list-level-properties text:space-before="2.9526in"/>
      </text:list-level-style-number>
      <text:list-level-style-number text:level="8" style:num-format="">
        <style:list-level-properties text:space-before="3.4447in"/>
      </text:list-level-style-number>
      <text:list-level-style-number text:level="9" style:num-format="">
        <style:list-level-properties text:space-before="3.9368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21in"/>
      </text:list-level-style-number>
      <text:list-level-style-number text:level="3" style:num-format="">
        <style:list-level-properties text:space-before="0.9842in"/>
      </text:list-level-style-number>
      <text:list-level-style-number text:level="4" style:num-format="">
        <style:list-level-properties text:space-before="1.4763in"/>
      </text:list-level-style-number>
      <text:list-level-style-number text:level="5" style:num-format="">
        <style:list-level-properties text:space-before="1.9684in"/>
      </text:list-level-style-number>
      <text:list-level-style-number text:level="6" style:num-format="">
        <style:list-level-properties text:space-before="2.4605in"/>
      </text:list-level-style-number>
      <text:list-level-style-number text:level="7" style:num-format="">
        <style:list-level-properties text:space-before="2.9526in"/>
      </text:list-level-style-number>
      <text:list-level-style-number text:level="8" style:num-format="">
        <style:list-level-properties text:space-before="3.4447in"/>
      </text:list-level-style-number>
      <text:list-level-style-number text:level="9" style:num-format="">
        <style:list-level-properties text:space-before="3.9368in"/>
      </text:list-level-style-number>
    </text:list-style>
    <text:list-style style:name="a10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21in"/>
      </text:list-level-style-number>
      <text:list-level-style-number text:level="3" style:num-format="">
        <style:list-level-properties text:space-before="0.9842in"/>
      </text:list-level-style-number>
      <text:list-level-style-number text:level="4" style:num-format="">
        <style:list-level-properties text:space-before="1.4763in"/>
      </text:list-level-style-number>
      <text:list-level-style-number text:level="5" style:num-format="">
        <style:list-level-properties text:space-before="1.9684in"/>
      </text:list-level-style-number>
      <text:list-level-style-number text:level="6" style:num-format="">
        <style:list-level-properties text:space-before="2.4605in"/>
      </text:list-level-style-number>
      <text:list-level-style-number text:level="7" style:num-format="">
        <style:list-level-properties text:space-before="2.9526in"/>
      </text:list-level-style-number>
      <text:list-level-style-number text:level="8" style:num-format="">
        <style:list-level-properties text:space-before="3.4447in"/>
      </text:list-level-style-number>
      <text:list-level-style-number text:level="9" style:num-format="">
        <style:list-level-properties text:space-before="3.9368in"/>
      </text:list-level-style-number>
    </text:list-style>
    <text:list-style style:name="a140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21in"/>
      </text:list-level-style-number>
      <text:list-level-style-number text:level="3" style:num-format="">
        <style:list-level-properties text:space-before="0.9842in"/>
      </text:list-level-style-number>
      <text:list-level-style-number text:level="4" style:num-format="">
        <style:list-level-properties text:space-before="1.4763in"/>
      </text:list-level-style-number>
      <text:list-level-style-number text:level="5" style:num-format="">
        <style:list-level-properties text:space-before="1.9684in"/>
      </text:list-level-style-number>
      <text:list-level-style-number text:level="6" style:num-format="">
        <style:list-level-properties text:space-before="2.4605in"/>
      </text:list-level-style-number>
      <text:list-level-style-number text:level="7" style:num-format="">
        <style:list-level-properties text:space-before="2.9526in"/>
      </text:list-level-style-number>
      <text:list-level-style-number text:level="8" style:num-format="">
        <style:list-level-properties text:space-before="3.4447in"/>
      </text:list-level-style-number>
      <text:list-level-style-number text:level="9" style:num-format="">
        <style:list-level-properties text:space-before="3.9368in"/>
      </text:list-level-style-number>
    </text:list-style>
    <text:list-style style:name="a120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460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in" text:min-label-width="0.2460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42in" text:min-label-width="0.2460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63in" text:min-label-width="0.2460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84in" text:min-label-width="0.2460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05in" text:min-label-width="0.2460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26in" text:min-label-width="0.2460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47in" text:min-label-width="0.2460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68in" text:min-label-width="0.2460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67664in" svg:y="0.83845in" svg:width="8.48874in" svg:height="3.0439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7664in" svg:y="4.19225in" svg:width="8.48874in" svg:height="9.9921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67664in" svg:y="14.59631in" svg:width="2.21445in" svg:height="0.83845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6/8/20</text:date></text:span><text:span text:style-name="a24" text:class-names=""/></text:p>
        </draw:text-box>
        <svg:title/>
        <svg:desc/>
      </draw:frame>
      <draw:frame draw:id="id3" presentation:style-name="a29" draw:name="Footer Placeholder 4" svg:x="3.26017in" svg:y="14.59631in" svg:width="3.32168in" svg:height="0.83845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6.95092in" svg:y="14.59631in" svg:width="2.21445in" svg:height="0.83845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3815in" svg:y="2.57732in" svg:width="8.36571in" svg:height="5.48273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23025in" svg:y="8.27149in" svg:width="7.38151in" svg:height="3.80218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67664in" svg:y="14.59631in" svg:width="2.21445in" svg:height="0.83845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6/8/20</text:date></text:span><text:span text:style-name="a45" text:class-names=""/></text:p>
        </draw:text-box>
        <svg:title/>
        <svg:desc/>
      </draw:frame>
      <draw:frame draw:id="id8" presentation:style-name="a50" draw:name="Footer Placeholder 4" svg:x="3.26017in" svg:y="14.59631in" svg:width="3.32168in" svg:height="0.83845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6.95092in" svg:y="14.59631in" svg:width="2.21445in" svg:height="0.83845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67664in" svg:y="0.83845in" svg:width="8.48874in" svg:height="3.04394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67664in" svg:y="4.19225in" svg:width="8.48874in" svg:height="9.99213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67664in" svg:y="14.59631in" svg:width="2.21445in" svg:height="0.83845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6/8/20</text:date></text:span><text:span text:style-name="a79" text:class-names=""/></text:p>
        </draw:text-box>
        <svg:title/>
        <svg:desc/>
      </draw:frame>
      <draw:frame draw:id="id13" presentation:style-name="a84" draw:name="Footer Placeholder 4" svg:x="3.26017in" svg:y="14.59631in" svg:width="3.32168in" svg:height="0.83845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6.95092in" svg:y="14.59631in" svg:width="2.21445in" svg:height="0.83845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67151in" svg:y="3.92613in" svg:width="8.48874in" svg:height="6.55084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67151in" svg:y="10.53895in" svg:width="8.48874in" svg:height="3.44493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67664in" svg:y="14.59631in" svg:width="2.21445in" svg:height="0.83845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6/8/20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26017in" svg:y="14.59631in" svg:width="3.32168in" svg:height="0.83845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6.95092in" svg:y="14.59631in" svg:width="2.21445in" svg:height="0.83845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67664in" svg:y="0.83845in" svg:width="8.48874in" svg:height="3.04394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67664in" svg:y="4.19225in" svg:width="4.18286in" svg:height="9.99213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4.98252in" svg:y="4.19225in" svg:width="4.18286in" svg:height="9.99213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67664in" svg:y="14.59631in" svg:width="2.21445in" svg:height="0.83845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6/8/20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26017in" svg:y="14.59631in" svg:width="3.32168in" svg:height="0.83845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6.95092in" svg:y="14.59631in" svg:width="2.21445in" svg:height="0.83845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67792in" svg:y="0.83845in" svg:width="8.48874in" svg:height="3.04394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67792in" svg:y="3.86051in" svg:width="4.16363in" svg:height="1.89198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67792in" svg:y="5.75249in" svg:width="4.16363in" svg:height="8.46105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4.98252in" svg:y="3.86051in" svg:width="4.18414in" svg:height="1.89198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4.98252in" svg:y="5.75249in" svg:width="4.18414in" svg:height="8.46105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67664in" svg:y="14.59631in" svg:width="2.21445in" svg:height="0.83845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6/8/20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26017in" svg:y="14.59631in" svg:width="3.32168in" svg:height="0.83845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6.95092in" svg:y="14.59631in" svg:width="2.21445in" svg:height="0.83845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67664in" svg:y="0.83845in" svg:width="8.48874in" svg:height="3.04394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67664in" svg:y="14.59631in" svg:width="2.21445in" svg:height="0.83845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6/8/20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26017in" svg:y="14.59631in" svg:width="3.32168in" svg:height="0.83845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6.95092in" svg:y="14.59631in" svg:width="2.21445in" svg:height="0.83845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67664in" svg:y="14.59631in" svg:width="2.21445in" svg:height="0.83845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6/8/20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26017in" svg:y="14.59631in" svg:width="3.32168in" svg:height="0.83845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6.95092in" svg:y="14.59631in" svg:width="2.21445in" svg:height="0.83845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67792in" svg:y="1.04988in" svg:width="3.17431in" svg:height="3.6746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4.18414in" svg:y="2.26746in" svg:width="4.98252in" svg:height="11.1914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67792in" svg:y="4.72448in" svg:width="3.17431in" svg:height="8.75268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67664in" svg:y="14.59631in" svg:width="2.21445in" svg:height="0.83845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6/8/20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26017in" svg:y="14.59631in" svg:width="3.32168in" svg:height="0.83845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6.95092in" svg:y="14.59631in" svg:width="2.21445in" svg:height="0.83845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67792in" svg:y="1.04988in" svg:width="3.17431in" svg:height="3.6746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4.18414in" svg:y="2.26746in" svg:width="4.98252in" svg:height="11.19148in" presentation:class="graphic" presentation:placeholder="false">
        <draw:text-box>
          <text:p text:style-name="a295" text:class-names="" text:cond-style-name=""><text:span text:style-name="a293" text:class-names="">Drag picture to placeholder or click icon to add</text:span><text:span text:style-name="a294" text:class-names=""/></text:p>
        </draw:text-box>
        <svg:title/>
        <svg:desc/>
      </draw:frame>
      <draw:frame draw:id="id49" presentation:style-name="a300" draw:name="Text Placeholder 3" svg:x="0.67792in" svg:y="4.72448in" svg:width="3.17431in" svg:height="8.752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67664in" svg:y="14.59631in" svg:width="2.21445in" svg:height="0.83845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6/8/20</text:date></text:span><text:span text:style-name="a303" text:class-names=""/></text:p>
        </draw:text-box>
        <svg:title/>
        <svg:desc/>
      </draw:frame>
      <draw:frame draw:id="id51" presentation:style-name="a308" draw:name="Footer Placeholder 5" svg:x="3.26017in" svg:y="14.59631in" svg:width="3.32168in" svg:height="0.83845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6.95092in" svg:y="14.59631in" svg:width="2.21445in" svg:height="0.83845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67664in" svg:y="0.83845in" svg:width="8.48874in" svg:height="3.04394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67664in" svg:y="4.19225in" svg:width="8.48874in" svg:height="9.99213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67664in" svg:y="14.59631in" svg:width="2.21445in" svg:height="0.83845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6/8/20</text:date></text:span><text:span text:style-name="a337" text:class-names=""/></text:p>
        </draw:text-box>
        <svg:title/>
        <svg:desc/>
      </draw:frame>
      <draw:frame draw:id="id56" presentation:style-name="a342" draw:name="Footer Placeholder 4" svg:x="3.26017in" svg:y="14.59631in" svg:width="3.32168in" svg:height="0.83845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6.95092in" svg:y="14.59631in" svg:width="2.21445in" svg:height="0.83845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7.04319in" svg:y="0.83845in" svg:width="2.12218in" svg:height="13.34593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67664in" svg:y="0.83845in" svg:width="6.24353in" svg:height="13.34593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67664in" svg:y="14.59631in" svg:width="2.21445in" svg:height="0.83845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6/8/20</text:date></text:span><text:span text:style-name="a371" text:class-names=""/></text:p>
        </draw:text-box>
        <svg:title/>
        <svg:desc/>
      </draw:frame>
      <draw:frame draw:id="id61" presentation:style-name="a376" draw:name="Footer Placeholder 4" svg:x="3.26017in" svg:y="14.59631in" svg:width="3.32168in" svg:height="0.83845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6.95092in" svg:y="14.59631in" svg:width="2.21445in" svg:height="0.83845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rosoft Office User</meta:initial-creator>
    <dc:creator>Microsoft Office User</dc:creator>
    <meta:creation-date>2020-06-08T11:50:45Z</meta:creation-date>
    <dc:date>2020-06-08T12:37:07Z</dc:date>
    <meta:template xlink:href="Office%20Theme" xlink:type="simple"/>
    <meta:editing-cycles>5</meta:editing-cycles>
    <meta:editing-duration>PT2760S</meta:editing-duration>
    <meta:document-statistic meta:paragraph-count="14" meta:word-count="34"/>
  </office:meta>
</office:document-meta>
</file>